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4000000635FFC0617ADD30F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ccff" draw:fill-color="#66ffff" draw:opacity="51%" draw:textarea-horizontal-align="justify" draw:textarea-vertical-align="middle" draw:auto-grow-height="false" fo:min-height="1.655cm" fo:min-width="10.93cm"/>
    </style:style>
    <style:style style:name="gr2" style:family="graphic" style:parent-style-name="standard">
      <style:graphic-properties draw:stroke="none" draw:fill-color="#ff99ff" draw:textarea-horizontal-align="justify" draw:textarea-vertical-align="middle" draw:auto-grow-height="false" fo:min-height="1.808cm" fo:min-width="0.771cm" draw:shadow="hidden"/>
    </style:style>
    <style:style style:name="gr3" style:family="graphic" style:parent-style-name="standard">
      <style:graphic-properties draw:stroke="none" draw:fill-color="#66ff00" draw:textarea-horizontal-align="justify" draw:textarea-vertical-align="middle" draw:auto-grow-height="false" fo:min-height="1.808cm" fo:min-width="0.771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5" style:family="graphic" style:parent-style-name="standard">
      <style:graphic-properties svg:stroke-width="0.106cm" draw:marker-start-width="0.359cm" draw:marker-end-width="0.359cm" draw:fill-color="#000000" draw:textarea-horizontal-align="justify" draw:textarea-vertical-align="middle" draw:auto-grow-height="false" fo:min-height="0.258cm" fo:min-width="8.363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2.533cm"/>
    </style:style>
    <style:style style:name="gr7" style:family="graphic" style:parent-style-name="standard">
      <style:graphic-properties draw:stroke="none" svg:stroke-color="#000000" draw:fill="none" draw:fill-color="#ffffff" fo:min-height="3.379cm"/>
    </style:style>
    <style:style style:name="gr8" style:family="graphic" style:parent-style-name="standard">
      <style:graphic-properties draw:stroke="none" svg:stroke-color="#000000" draw:fill="none" draw:fill-color="#ffffff" fo:min-height="3.79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color="#000000" draw:fill="none" draw:fill-color="#ffffff" fo:min-height="1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81cm" draw:marker-start-width="0.32cm" draw:marker-end="Arrow" draw:marker-end-width="0.42cm" draw:fill="none" draw:textarea-vertical-align="middle" fo:padding-top="0.164cm" fo:padding-bottom="0.164cm" fo:padding-left="0.289cm" fo:padding-right="0.289cm"/>
    </style:style>
    <style:style style:name="gr15" style:family="graphic" style:parent-style-name="standard">
      <style:graphic-properties draw:stroke="none" svg:stroke-color="#000000" draw:fill="none" draw:fill-color="#ffffff" fo:min-height="2.054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199cm" fo:min-width="0cm"/>
    </style:style>
    <style:style style:name="gr18" style:family="graphic" style:parent-style-name="objectwithoutfill">
      <style:graphic-properties svg:stroke-width="0.159cm" svg:stroke-color="#ff6600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5.257cm" fo:padding-top="0.231cm" fo:padding-bottom="0.231cm" fo:padding-left="0.356cm" fo:padding-right="0.356cm" draw:shadow="hidden"/>
    </style:style>
    <style:style style:name="gr20" style:family="graphic" style:parent-style-name="standard">
      <style:graphic-properties draw:stroke="none" svg:stroke-color="#000000" draw:fill="none" draw:fill-color="#ffffff" fo:min-height="1.173cm"/>
    </style:style>
    <style:style style:name="gr21" style:family="graphic" style:parent-style-name="standard">
      <style:graphic-properties draw:stroke="none" svg:stroke-color="#000000" draw:fill="none" draw:fill-color="#ffffff" fo:min-height="2.211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0.916cm" fo:min-width="0.586cm"/>
    </style:style>
    <style:style style:name="gr23" style:family="graphic" style:parent-style-name="standard">
      <style:graphic-properties draw:stroke="none" svg:stroke-color="#000000" draw:fill="none" draw:fill-color="#ffffff" fo:min-height="1.909cm"/>
    </style:style>
    <style:style style:name="gr24" style:family="graphic" style:parent-style-name="objectwithoutfill">
      <style:graphic-properties draw:stroke="dash" draw:stroke-dash="Fine_20_Dashed" svg:stroke-width="0.212cm" svg:stroke-color="#ff33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5" style:family="graphic" style:parent-style-name="objectwithoutfill">
      <style:graphic-properties draw:stroke="dash" draw:stroke-dash="Fine_20_Dashed" svg:stroke-width="0.159cm" svg:stroke-color="#ff33ff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26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7.162cm" fo:padding-top="0.231cm" fo:padding-bottom="0.231cm" fo:padding-left="0.356cm" fo:padding-right="0.356cm" draw:shadow="hidden"/>
    </style:style>
    <style:style style:name="gr27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5.765cm" fo:padding-top="0.231cm" fo:padding-bottom="0.231cm" fo:padding-left="0.356cm" fo:padding-right="0.356cm" draw:shadow="hidden"/>
    </style:style>
    <style:style style:name="gr28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5.269cm" fo:min-width="4.495cm" fo:padding-top="0.231cm" fo:padding-bottom="0.231cm" fo:padding-left="0.356cm" fo:padding-right="0.356cm" draw:shadow="hidden"/>
    </style:style>
    <style:style style:name="gr29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3.86cm" fo:padding-top="0.231cm" fo:padding-bottom="0.231cm" fo:padding-left="0.356cm" fo:padding-right="0.356cm" draw:shadow="hidden"/>
    </style:style>
    <style:style style:name="gr30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4.749cm" fo:padding-top="0.231cm" fo:padding-bottom="0.231cm" fo:padding-left="0.356cm" fo:padding-right="0.356cm" draw:shadow="hidden"/>
    </style:style>
    <style:style style:name="gr31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4.114cm" fo:padding-top="0.231cm" fo:padding-bottom="0.231cm" fo:padding-left="0.356cm" fo:padding-right="0.356cm" draw:shadow="hidden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fo:min-height="1.978cm"/>
    </style:style>
    <style:style style:name="gr34" style:family="graphic" style:parent-style-name="standard">
      <style:graphic-properties draw:stroke="dash" draw:stroke-dash="Fine_20_Dotted" svg:stroke-width="0.212cm" svg:stroke-color="#3333ff" draw:marker-start-width="0.518cm" draw:marker-end-width="0.518cm" draw:fill-color="#0000ff" draw:opacity="0%" draw:textarea-horizontal-align="justify" draw:textarea-vertical-align="middle" draw:auto-grow-height="false" fo:min-height="2.332cm" fo:min-width="1.447cm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0066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dash" draw:stroke-dash="Fine_20_Dotted" svg:stroke-width="0.212cm" svg:stroke-color="#3333ff" draw:marker-start-width="0.518cm" draw:marker-end-width="0.518cm" draw:fill-color="#3333ff" draw:opacity="0%" draw:textarea-horizontal-align="justify" draw:textarea-vertical-align="middle" draw:auto-grow-height="false" fo:min-height="22.906cm" fo:min-width="16.179cm" fo:padding-top="0.231cm" fo:padding-bottom="0.231cm" fo:padding-left="0.356cm" fo:padding-right="0.356cm"/>
    </style:style>
    <style:style style:name="gr37" style:family="graphic" style:parent-style-name="standard">
      <style:graphic-properties draw:stroke="none" svg:stroke-color="#000000" draw:fill="none" draw:fill-color="#ffffff" fo:min-height="1.401cm"/>
    </style:style>
    <style:style style:name="gr38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3.86cm" fo:padding-top="0.231cm" fo:padding-bottom="0.231cm" fo:padding-left="0.356cm" fo:padding-right="0.356cm" draw:shadow="hidden"/>
    </style:style>
    <style:style style:name="P1" style:family="paragraph">
      <loext:graphic-properties draw:fill-color="#66ffff" draw:opacity="51%"/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32pt" fo:font-style="italic" style:font-size-asian="32pt" style:font-size-complex="32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ff3333"/>
      <style:paragraph-properties fo:text-align="center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 draw:opacity="100%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3333"/>
      <style:paragraph-properties fo:text-align="center"/>
      <style:text-properties fo:font-size="40pt" style:font-size-asian="40pt" style:font-size-complex="40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32pt" fo:font-style="italic" style:font-size-asian="32pt" style:font-size-complex="3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0000ff" draw:opacity="0%"/>
      <style:paragraph-properties fo:text-align="center"/>
    </style:style>
    <style:style style:name="P18" style:family="paragraph">
      <loext:graphic-properties draw:fill-color="#3333ff" draw:opacity="0%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ize-complex="32pt"/>
    </style:style>
    <style:style style:name="T3" style:family="text">
      <style:text-properties fo:font-size="20pt" fo:font-style="italic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.905cm" svg:x="5.445cm" svg:y="13.11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polygon draw:style-name="gr2" draw:text-style-name="P2" draw:layer="layout" svg:width="0cm" svg:height="0cm" svg:x="6.842cm" svg:y="13.122cm" svg:viewBox="0 0 0 0" draw:points="0,0">
          <text:p/>
        </draw:polygon>
        <draw:polygon draw:style-name="gr2" draw:text-style-name="P2" draw:layer="layout" svg:width="0cm" svg:height="0cm" svg:x="9.383cm" svg:y="6.771cm" svg:viewBox="0 0 0 0" draw:points="0,0">
          <text:p/>
        </draw:polygon>
        <draw:polygon draw:style-name="gr2" draw:text-style-name="P2" draw:layer="layout" svg:width="0cm" svg:height="0cm" svg:x="15.479cm" svg:y="13.121cm" svg:viewBox="0 0 0 0" draw:points="0,0">
          <text:p/>
        </draw:polygon>
        <draw:polygon draw:style-name="gr2" draw:text-style-name="P2" draw:layer="layout" svg:width="0cm" svg:height="0cm" svg:x="12.938cm" svg:y="6.77cm" svg:viewBox="0 0 0 0" draw:points="0,0">
          <text:p/>
        </draw:polygon>
        <draw:polygon draw:style-name="gr2" draw:text-style-name="P2" draw:layer="layout" svg:width="0cm" svg:height="0cm" svg:x="13.635cm" svg:y="10.708cm" svg:viewBox="0 0 0 0" draw:points="0,0">
          <text:p/>
        </draw:polygon>
        <draw:g>
          <draw:path draw:style-name="gr3" draw:text-style-name="P3" draw:layer="layout" svg:width="11.277cm" svg:height="6.351cm" svg:x="5.521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frame draw:style-name="gr6" draw:text-style-name="P6" draw:layer="layout" svg:width="4.699cm" svg:height="2.783cm" svg:x="14.716cm" svg:y="2.016cm">
          <draw:text-box>
            <text:p><text:span text:style-name="T1">TO</text:span><text:span text:style-name="T1">P </text:span><text:span text:style-name="T1">PM</text:span><text:span text:style-name="T1">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</text:span><text:span text:style-name="T1">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</text:span><text:span text:style-name="T1">REFLEC</text:span><text:span text:style-name="T1">TOR</text:span></text:p>
            <text:p><text:span text:style-name="T1">CONE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frame draw:style-name="gr6" draw:text-style-name="P6" draw:layer="layout" svg:width="4.699cm" svg:height="2.783cm" svg:x="0.138cm" svg:y="10.525cm">
          <draw:text-box>
            <text:p><text:span text:style-name="T1">T</text:span><text:span text:style-name="T1">O</text:span><text:span text:style-name="T1">P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frame draw:style-name="gr6" draw:text-style-name="P6" draw:layer="layout" svg:width="5.334cm" svg:height="2.783cm" svg:x="0.111cm" svg:y="14.981cm">
          <draw:text-box>
            <text:p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</text:span><text:span text:style-name="T1">R</text:span><text:span text:style-name="T1">I</text:span><text:span text:style-name="T1">D</text:span><text:span text:style-name="T1"> </text:span><text:span text:style-name="T1">R</text:span><text:span text:style-name="T1">I</text:span><text:span text:style-name="T1">N</text:span><text:span text:style-name="T1">G</text:span><text:span text:style-name="T1">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frame draw:style-name="gr11" draw:text-style-name="P8" draw:layer="layout" svg:width="2.667cm" svg:height="1.517cm" svg:x="13.53cm" svg:y="13.199cm">
          <draw:text-box>
            <text:p><text:span text:style-name="T2">E</text:span><text:span text:style-name="T3">E</text:span><text:span text:style-name="T3">L</text:span></text:p>
          </draw:text-box>
        </draw:frame>
        <draw:line draw:style-name="gr12" draw:text-style-name="P7" draw:layer="layout" svg:x1="13.784cm" svg:y1="13.319cm" svg:x2="14.8cm" svg:y2="13.319cm">
          <text:p/>
        </draw:line>
        <draw:frame draw:style-name="gr8" draw:text-style-name="P6" draw:layer="layout" svg:width="9.652cm" svg:height="4.049cm" svg:x="6.334cm" svg:y="7.858cm">
          <draw:text-box>
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-</text:span></text:p>
            <text:p><text:span text:style-name="T1">L</text:span><text:span text:style-name="T1">U</text:span><text:span text:style-name="T1">M</text:span><text:span text:style-name="T1">I</text:span><text:span text:style-name="T1">N</text:span><text:span text:style-name="T1">E</text:span><text:span text:style-name="T1">S</text:span><text:span text:style-name="T1">C</text:span><text:span text:style-name="T1">E</text:span><text:span text:style-name="T1">N</text:span><text:span text:style-name="T1">C</text:span><text:span text:style-name="T1">E</text:span><text:span text:style-name="T1"> </text:span><text:span text:style-name="T1">R</text:span><text:span text:style-name="T1">E</text:span><text:span text:style-name="T1">G</text:span><text:span text:style-name="T1">I</text:span><text:span text:style-name="T1">O</text:span><text:span text:style-name="T1">N</text:span></text:p>
          </draw:text-box>
        </draw:frame>
        <draw:line draw:style-name="gr9" draw:text-style-name="P7" draw:layer="layout" svg:x1="9.912cm" svg:y1="13.673cm" svg:x2="9.901cm" svg:y2="11.895cm">
          <text:p/>
        </draw:line>
      </draw:page>
      <draw:page draw:name="page2" draw:style-name="dp1" draw:master-page-name="Default">
        <draw:frame draw:style-name="gr13" draw:text-style-name="P7" draw:layer="layout" svg:width="1.655cm" svg:height="4.549cm" draw:transform="skewX (0.000523598775598389) rotate (2.35654355604274) translate (10.791cm 14.658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4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4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1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1cm" svg:y="14.784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frame draw:style-name="gr6" draw:text-style-name="P6" draw:layer="layout" svg:width="4.926cm" svg:height="2.783cm" svg:x="0.265cm" svg:y="10.271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5cm" svg:y1="11.668cm" svg:x2="7.35cm" svg:y2="12.938cm">
            <text:p/>
          </draw:line>
        </draw:g>
        <draw:g>
          <draw:frame draw:style-name="gr6" draw:text-style-name="P6" draw:layer="layout" svg:width="5.334cm" svg:height="2.783cm" svg:x="0.2cm" svg:y="14.981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18cm" svg:y1="16.367cm" svg:x2="7.223cm" svg:y2="15.097cm">
            <text:p/>
          </draw:line>
        </draw:g>
        <draw:g>
          <draw:line draw:style-name="gr10" draw:text-style-name="P7" draw:layer="layout" svg:x1="13.022cm" svg:y1="13.319cm" svg:x2="13.022cm" svg:y2="14.843cm">
            <text:p/>
          </draw:line>
          <draw:frame draw:style-name="gr11" draw:text-style-name="P8" draw:layer="layout" svg:width="2.667cm" svg:height="1.517cm" svg:x="13.53cm" svg:y="13.199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784cm" svg:y1="13.319cm" svg:x2="14.8cm" svg:y2="13.319cm">
            <text:p/>
          </draw:line>
        </draw:g>
        <draw:g>
          <draw:line draw:style-name="gr14" draw:text-style-name="P7" draw:layer="layout" svg:x1="13.022cm" svg:y1="15.348cm" svg:x2="13.022cm" svg:y2="19.158cm">
            <text:p/>
          </draw:line>
          <draw:frame draw:style-name="gr15" draw:text-style-name="P8" draw:layer="layout" svg:width="4.361cm" svg:height="2.304cm" svg:x="13.53cm" svg:y="16cm">
            <draw:text-box>
              <text:p><text:span text:style-name="T2">E</text:span><text:span text:style-name="T3">cat_co</text:span><text:span text:style-name="T3">ne</text:span></text:p>
            </draw:text-box>
          </draw:frame>
          <draw:line draw:style-name="gr12" draw:text-style-name="P7" draw:layer="layout" svg:x1="13.784cm" svg:y1="16.119cm" svg:x2="14.8cm" svg:y2="16.119cm">
            <text:p/>
          </draw:line>
        </draw:g>
        <draw:custom-shape draw:style-name="gr16" draw:text-style-name="P9" draw:layer="layout" svg:width="0.635cm" svg:height="0.635cm" svg:x="9.128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9.128cm" svg:y="17.891cm">
          <text:p text:style-name="P4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9.928cm" svg:y="17.891cm">
          <text:p text:style-name="P4"><text:span text:style-name="T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9.528cm" svg:y="18.391cm">
          <text:p text:style-name="P4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63cm" svg:y1="17.256cm" svg:x2="9.863cm" svg:y2="13.065cm">
          <text:p/>
        </draw:line>
        <draw:custom-shape draw:style-name="gr19" draw:text-style-name="P12" draw:layer="layout" svg:width="5.969cm" svg:height="2.937cm" svg:x="0.365cm" svg:y="24.749cm">
          <text:p text:style-name="P11"><text:span text:style-name="T5">V</text:span><text:span text:style-name="T6">A </text:span><text:span text:style-name="T5">&gt; V</text:span><text:span text:style-name="T6">C</text:span></text:p>
          <text:p text:style-name="P11"><text:span text:style-name="T5">V</text:span><text:span text:style-name="T6">C </text:span><text:span text:style-name="T5">&gt; V</text:span><text:span text:style-name="T6">PMT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6" draw:layer="layout" svg:width="2.315cm" svg:height="1.517cm" svg:x="17.8cm" svg:y="15.082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5cm" svg:y1="15.097cm" svg:x2="17.764cm" svg:y2="15.732cm">
            <text:p/>
          </draw:line>
          <draw:frame draw:style-name="gr20" draw:text-style-name="P6" draw:layer="layout" svg:width="2.315cm" svg:height="1.517cm" svg:x="17.8cm" svg:y="13.083cm">
            <draw:text-box>
              <text:p><text:span text:style-name="T1">V</text:span><text:span text:style-name="T7">A</text:span></text:p>
            </draw:text-box>
          </draw:frame>
          <draw:line draw:style-name="gr9" draw:text-style-name="P7" draw:layer="layout" svg:x1="16.875cm" svg:y1="13.098cm" svg:x2="17.764cm" svg:y2="13.733cm">
            <text:p/>
          </draw:line>
          <draw:frame draw:style-name="gr20" draw:text-style-name="P6" draw:layer="layout" svg:width="2.315cm" svg:height="1.517cm" svg:x="17.8cm" svg:y="15.083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5cm" svg:y1="15.098cm" svg:x2="17.764cm" svg:y2="15.733cm">
            <text:p/>
          </draw:line>
        </draw:g>
        <draw:g>
          <draw:frame draw:style-name="gr21" draw:text-style-name="P6" draw:layer="layout" svg:width="3.41cm" svg:height="2.461cm" svg:x="12.1cm" svg:y="6.785cm">
            <draw:text-box>
              <text:p><text:span text:style-name="T1">V</text:span><text:span text:style-name="T7">PMT</text:span></text:p>
            </draw:text-box>
          </draw:frame>
          <draw:line draw:style-name="gr9" draw:text-style-name="P7" draw:layer="layout" svg:x1="11.175cm" svg:y1="6.8cm" svg:x2="12.064cm" svg:y2="7.435cm">
            <text:p/>
          </draw:line>
          <draw:frame draw:style-name="gr21" draw:text-style-name="P6" draw:layer="layout" svg:width="3.41cm" svg:height="2.461cm" svg:x="12.1cm" svg:y="19.686cm">
            <draw:text-box>
              <text:p><text:span text:style-name="T1">V</text:span><text:span text:style-name="T7">PMT</text:span></text:p>
            </draw:text-box>
          </draw:frame>
          <draw:line draw:style-name="gr9" draw:text-style-name="P7" draw:layer="layout" svg:x1="11.175cm" svg:y1="21.335cm" svg:x2="12.064cm" svg:y2="20.7cm">
            <text:p/>
          </draw:line>
        </draw:g>
        <draw:g>
          <draw:custom-shape draw:style-name="gr22" draw:text-style-name="P13" draw:layer="layout" svg:width="1.536cm" svg:height="1.648cm" svg:x="5.815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8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2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1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</draw:page>
      <draw:page draw:name="page3" draw:style-name="dp1" draw:master-page-name="Default">
        <draw:g>
          <draw:path draw:style-name="gr3" draw:text-style-name="P3" draw:layer="layout" svg:width="11.277cm" svg:height="6.351cm" svg:x="5.521cm" svg:y="15.022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7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822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936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836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6" draw:text-style-name="P9" draw:layer="layout" svg:width="0.635cm" svg:height="0.635cm" svg:x="9.128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17.8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17.891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18.3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9.464cm" svg:x2="9.876cm" svg:y2="20.939cm">
          <text:p/>
        </draw:line>
        <draw:g>
          <draw:line draw:style-name="gr14" draw:text-style-name="P7" draw:layer="layout" svg:x1="13.019cm" svg:y1="19.19cm" svg:x2="13.019cm" svg:y2="15.38cm">
            <text:p/>
          </draw:line>
          <draw:line draw:style-name="gr12" draw:text-style-name="P7" draw:layer="layout" svg:x1="13.781cm" svg:y1="16.171cm" svg:x2="14.797cm" svg:y2="16.171cm">
            <text:p/>
          </draw:line>
          <draw:frame draw:style-name="gr15" draw:text-style-name="P8" draw:layer="layout" svg:width="4.361cm" svg:height="2.304cm" svg:x="13.531cm" svg:y="16cm">
            <draw:text-box>
              <text:p><text:span text:style-name="T2">E</text:span><text:span text:style-name="T3">cat_co</text:span><text:span text:style-name="T3">ne</text:span></text:p>
            </draw:text-box>
          </draw:frame>
        </draw:g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g>
          <draw:frame draw:style-name="gr6" draw:text-style-name="P6" draw:layer="layout" svg:width="4.926cm" svg:height="2.783cm" svg:x="0.266cm" svg:y="10.323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6cm" svg:y1="11.72cm" svg:x2="7.351cm" svg:y2="12.99cm">
            <text:p/>
          </draw:line>
        </draw:g>
        <draw:g>
          <draw:frame draw:style-name="gr6" draw:text-style-name="P6" draw:layer="layout" svg:width="5.334cm" svg:height="2.783cm" svg:x="0.201cm" svg:y="15.033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19cm" svg:y1="16.419cm" svg:x2="7.224cm" svg:y2="15.149cm">
            <text:p/>
          </draw:line>
        </draw:g>
        <draw:g>
          <draw:line draw:style-name="gr10" draw:text-style-name="P7" draw:layer="layout" svg:x1="13.023cm" svg:y1="13.371cm" svg:x2="13.023cm" svg:y2="14.895cm">
            <text:p/>
          </draw:line>
          <draw:frame draw:style-name="gr11" draw:text-style-name="P8" draw:layer="layout" svg:width="2.667cm" svg:height="1.517cm" svg:x="13.531cm" svg:y="13.251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785cm" svg:y1="13.371cm" svg:x2="14.801cm" svg:y2="13.371cm">
            <text:p/>
          </draw:line>
        </draw:g>
        <draw:custom-shape draw:style-name="gr19" draw:text-style-name="P12" draw:layer="layout" svg:width="5.969cm" svg:height="2.937cm" svg:x="0.366cm" svg:y="24.801cm">
          <text:p text:style-name="P11"><text:span text:style-name="T5">V</text:span><text:span text:style-name="T6">A </text:span><text:span text:style-name="T5">&gt; </text:span><text:span text:style-name="T5">V</text:span><text:span text:style-name="T6">C</text:span></text:p>
          <text:p text:style-name="P11"><text:span text:style-name="T5">V</text:span><text:span text:style-name="T6">C </text:span><text:span text:style-name="T5">&lt; </text:span><text:span text:style-name="T5">V</text:span><text:span text:style-name="T6">P</text:span><text:span text:style-name="T6">M</text:span><text:span text:style-name="T6">T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6" draw:layer="layout" svg:width="2.315cm" svg:height="1.517cm" svg:x="17.801cm" svg:y="15.134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6cm" svg:y1="15.149cm" svg:x2="17.765cm" svg:y2="15.784cm">
            <text:p/>
          </draw:line>
          <draw:frame draw:style-name="gr20" draw:text-style-name="P6" draw:layer="layout" svg:width="2.315cm" svg:height="1.517cm" svg:x="17.801cm" svg:y="13.135cm">
            <draw:text-box>
              <text:p><text:span text:style-name="T1">V</text:span><text:span text:style-name="T7">A</text:span></text:p>
            </draw:text-box>
          </draw:frame>
          <draw:line draw:style-name="gr9" draw:text-style-name="P7" draw:layer="layout" svg:x1="16.876cm" svg:y1="13.15cm" svg:x2="17.765cm" svg:y2="13.785cm">
            <text:p/>
          </draw:line>
          <draw:frame draw:style-name="gr20" draw:text-style-name="P6" draw:layer="layout" svg:width="2.315cm" svg:height="1.517cm" svg:x="17.801cm" svg:y="15.135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6cm" svg:y1="15.15cm" svg:x2="17.765cm" svg:y2="15.785cm">
            <text:p/>
          </draw:line>
        </draw:g>
        <draw:g>
          <draw:frame draw:style-name="gr21" draw:text-style-name="P6" draw:layer="layout" svg:width="3.41cm" svg:height="2.461cm" svg:x="12.101cm" svg:y="6.837cm">
            <draw:text-box>
              <text:p><text:span text:style-name="T1">V</text:span><text:span text:style-name="T7">PMT</text:span></text:p>
            </draw:text-box>
          </draw:frame>
          <draw:line draw:style-name="gr9" draw:text-style-name="P7" draw:layer="layout" svg:x1="11.176cm" svg:y1="6.852cm" svg:x2="12.065cm" svg:y2="7.487cm">
            <text:p/>
          </draw:line>
          <draw:frame draw:style-name="gr21" draw:text-style-name="P6" draw:layer="layout" svg:width="3.41cm" svg:height="2.461cm" svg:x="12.101cm" svg:y="19.738cm">
            <draw:text-box>
              <text:p><text:span text:style-name="T1">V</text:span><text:span text:style-name="T7">PMT</text:span></text:p>
            </draw:text-box>
          </draw:frame>
          <draw:line draw:style-name="gr9" draw:text-style-name="P7" draw:layer="layout" svg:x1="11.176cm" svg:y1="21.387cm" svg:x2="12.065cm" svg:y2="20.752cm">
            <text:p/>
          </draw:line>
        </draw:g>
        <draw:g>
          <draw:custom-shape draw:style-name="gr22" draw:text-style-name="P13" draw:layer="layout" svg:width="1.536cm" svg:height="1.648cm" svg:x="5.815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8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2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1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</draw:page>
      <draw:page draw:name="page4" draw:style-name="dp1" draw:master-page-name="Default">
        <draw:frame draw:style-name="gr13" draw:text-style-name="P7" draw:layer="layout" svg:width="1.198cm" svg:height="3.292cm" draw:transform="skewX (0.000872664625997214) rotate (2.35741622066874) translate (8.406cm 18.38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1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6.628cm" svg:y="17.3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428cm" svg:y="17.391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028cm" svg:y="17.8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.5cm" svg:y1="18.926cm" svg:x2="6.834cm" svg:y2="18.164cm">
          <text:p/>
        </draw:line>
        <draw:polygon draw:style-name="gr2" draw:text-style-name="P2" draw:layer="layout" svg:width="0cm" svg:height="0cm" svg:x="11.033cm" svg:y="10.633cm" svg:viewBox="0 0 0 0" draw:points="0,0">
          <text:p/>
        </draw:polygon>
        <draw:polygon draw:style-name="gr2" draw:text-style-name="P2" draw:layer="layout" svg:width="0cm" svg:height="6.349cm" svg:x="9.763cm" svg:y="11.033cm" svg:viewBox="0 0 0 6350" draw:points="0,6350 0,0 0,0">
          <text:p/>
        </draw:polygon>
        <draw:g>
          <draw:custom-shape draw:style-name="gr22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9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2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2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6cm" svg:y1="5.121cm" svg:x2="8.75cm" svg:y2="5.121cm">
            <text:p/>
          </draw:line>
        </draw:g>
        <draw:custom-shape draw:style-name="gr26" draw:text-style-name="P12" draw:layer="layout" svg:width="7.874cm" svg:height="3.953cm" svg:x="0.365cm" svg:y="23.733cm">
          <text:p text:style-name="P11"><text:span text:style-name="T5">C</text:span><text:span text:style-name="T5">H</text:span><text:span text:style-name="T5">E</text:span><text:span text:style-name="T5">R</text:span><text:span text:style-name="T5">E</text:span><text:span text:style-name="T5">N</text:span><text:span text:style-name="T5">K</text:span><text:span text:style-name="T5">O</text:span><text:span text:style-name="T5">V</text:span></text:p>
          <text:p text:style-name="P11"><text:span text:style-name="T5">E</text:span><text:span text:style-name="T5">V</text:span><text:span text:style-name="T5">E</text:span><text:span text:style-name="T5">N</text:span><text:span text:style-name="T5">T</text:span></text:p>
          <text:p text:style-name="P11"><text:span text:style-name="T5">I</text:span><text:span text:style-name="T5">N</text:span><text:span text:style-name="T5"> </text:span><text:span text:style-name="T5">P</text:span><text:span text:style-name="T5">T</text:span><text:span text:style-name="T5">F</text:span><text:span text:style-name="T5">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13" draw:text-style-name="P7" draw:layer="layout" svg:width="0.835cm" svg:height="2.295cm" draw:transform="skewX (0.000349065850399017) rotate (2.35706715481834) translate (10.046cm 18.272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27" draw:text-style-name="P12" draw:layer="layout" svg:width="6.477cm" svg:height="3.953cm" svg:x="0.365cm" svg:y="23.733cm">
          <text:p text:style-name="P11"><text:span text:style-name="T5">CATHODE</text:span></text:p>
          <text:p text:style-name="P11"><text:span text:style-name="T5">CONE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35cm" svg:height="0.635cm" svg:x="9.128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17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17.8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18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9.463cm" svg:x2="9.876cm" svg:y2="20.938cm">
          <text:p/>
        </draw:line>
        <draw:g>
          <draw:path draw:style-name="gr3" draw:text-style-name="P3" draw:layer="layout" svg:width="11.277cm" svg:height="6.351cm" svg:x="5.522cm" svg:y="15.022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6cm" svg:y="21.37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6cm 6.7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2cm" svg:y="6.822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3cm" svg:y="12.936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3cm" svg:y="14.836cm" svg:viewBox="0 0 11144 382" svg:d="M11144 1v381h-1143v-381zM10001 182h-8890zM1143 0v381h-1143v-381z">
            <text:p/>
          </draw:path>
        </draw:g>
        <draw:line draw:style-name="gr24" draw:text-style-name="P7" draw:layer="layout" svg:x1="1cm" svg:y1="18.526cm" svg:x2="8.747cm" svg:y2="18.399cm">
          <text:p/>
        </draw:line>
        <draw:polygon draw:style-name="gr2" draw:text-style-name="P2" draw:layer="layout" svg:width="0cm" svg:height="0cm" svg:x="11.033cm" svg:y="10.633cm" svg:viewBox="0 0 0 0" draw:points="0,0">
          <text:p/>
        </draw:polygon>
        <draw:g>
          <draw:line draw:style-name="gr14" draw:text-style-name="P7" draw:layer="layout" svg:x1="13.02cm" svg:y1="19.19cm" svg:x2="13.02cm" svg:y2="15.38cm">
            <text:p/>
          </draw:line>
          <draw:line draw:style-name="gr12" draw:text-style-name="P7" draw:layer="layout" svg:x1="13.782cm" svg:y1="16.171cm" svg:x2="14.798cm" svg:y2="16.171cm">
            <text:p/>
          </draw:line>
          <draw:frame draw:style-name="gr15" draw:text-style-name="P8" draw:layer="layout" svg:width="4.361cm" svg:height="2.304cm" svg:x="13.532cm" svg:y="16cm">
            <draw:text-box>
              <text:p><text:span text:style-name="T2">E</text:span><text:span text:style-name="T3">cat_co</text:span><text:span text:style-name="T3">ne</text:span></text:p>
            </draw:text-box>
          </draw:frame>
        </draw:g>
        <draw:polygon draw:style-name="gr2" draw:text-style-name="P2" draw:layer="layout" svg:width="0cm" svg:height="0cm" svg:x="11.034cm" svg:y="10.685cm" svg:viewBox="0 0 0 0" draw:points="0,0">
          <text:p/>
        </draw:polygon>
        <draw:g>
          <draw:frame draw:style-name="gr6" draw:text-style-name="P6" draw:layer="layout" svg:width="4.926cm" svg:height="2.783cm" svg:x="0.267cm" svg:y="10.323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7cm" svg:y1="11.72cm" svg:x2="7.352cm" svg:y2="12.99cm">
            <text:p/>
          </draw:line>
        </draw:g>
        <draw:g>
          <draw:frame draw:style-name="gr6" draw:text-style-name="P6" draw:layer="layout" svg:width="5.334cm" svg:height="2.783cm" svg:x="0.202cm" svg:y="15.033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cm" svg:y1="16.419cm" svg:x2="7.225cm" svg:y2="15.149cm">
            <text:p/>
          </draw:line>
        </draw:g>
        <draw:g>
          <draw:line draw:style-name="gr10" draw:text-style-name="P7" draw:layer="layout" svg:x1="13.024cm" svg:y1="13.371cm" svg:x2="13.024cm" svg:y2="14.895cm">
            <text:p/>
          </draw:line>
          <draw:frame draw:style-name="gr11" draw:text-style-name="P8" draw:layer="layout" svg:width="2.667cm" svg:height="1.517cm" svg:x="13.532cm" svg:y="13.251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786cm" svg:y1="13.371cm" svg:x2="14.802cm" svg:y2="13.371cm">
            <text:p/>
          </draw:line>
        </draw:g>
        <draw:g>
          <draw:custom-shape draw:style-name="gr22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9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2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2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6cm" svg:y1="5.121cm" svg:x2="8.75cm" svg:y2="5.121cm">
            <text:p/>
          </draw:line>
        </draw:g>
      </draw:page>
      <draw:page draw:name="page6" draw:style-name="dp1" draw:master-page-name="Default">
        <draw:frame draw:style-name="gr13" draw:text-style-name="P7" draw:layer="layout" svg:width="1.417cm" svg:height="3.893cm" draw:transform="skewX (0.000698131700797694) rotate (2.35724168774354) translate (10.567cm 13.54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835cm" svg:height="2.295cm" draw:transform="skewX (0.000349065850399017) rotate (2.35706715481834) translate (10.047cm 9.672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line draw:style-name="gr14" draw:text-style-name="P7" draw:layer="layout" svg:x1="13.022cm" svg:y1="12.658cm" svg:x2="13.022cm" svg:y2="8.848cm">
            <text:p/>
          </draw:line>
          <draw:frame draw:style-name="gr15" draw:text-style-name="P8" draw:layer="layout" svg:width="5.457cm" svg:height="2.304cm" svg:x="13.577cm" svg:y="10.6cm">
            <draw:text-box>
              <text:p><text:span text:style-name="T2">E</text:span><text:span text:style-name="T3">anode_</text:span><text:span text:style-name="T3">cone</text:span></text:p>
            </draw:text-box>
          </draw:frame>
          <draw:line draw:style-name="gr12" draw:text-style-name="P7" draw:layer="layout" svg:x1="13.854cm" svg:y1="10.719cm" svg:x2="14.964cm" svg:y2="10.719cm">
            <text:p/>
          </draw:line>
        </draw:g>
        <draw:custom-shape draw:style-name="gr27" draw:text-style-name="P12" draw:layer="layout" svg:width="6.477cm" svg:height="3.953cm" svg:x="0.365cm" svg:y="23.733cm">
          <text:p text:style-name="P11"><text:span text:style-name="T5">ANODE</text:span></text:p>
          <text:p text:style-name="P11"><text:span text:style-name="T5">CONE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35cm" svg:height="0.635cm" svg:x="9.128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9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9.3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9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0.963cm" svg:x2="9.876cm" svg:y2="13.065cm">
          <text:p/>
        </draw:line>
        <draw:line draw:style-name="gr24" draw:text-style-name="P7" draw:layer="layout" svg:x1="0.948cm" svg:y1="9.778cm" svg:x2="8.695cm" svg:y2="9.651cm">
          <text:p/>
        </draw:line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polygon draw:style-name="gr2" draw:text-style-name="P2" draw:layer="layout" svg:width="0cm" svg:height="0cm" svg:x="11.034cm" svg:y="10.685cm" svg:viewBox="0 0 0 0" draw:points="0,0">
          <text:p/>
        </draw:polygon>
        <draw:polygon draw:style-name="gr2" draw:text-style-name="P2" draw:layer="layout" svg:width="0cm" svg:height="0cm" svg:x="11.035cm" svg:y="10.737cm" svg:viewBox="0 0 0 0" draw:points="0,0">
          <text:p/>
        </draw:polygon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custom-shape draw:style-name="gr22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544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449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54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73cm" svg:x2="8.751cm" svg:y2="5.173cm">
            <text:p/>
          </draw:line>
        </draw:g>
      </draw:page>
      <draw:page draw:name="page7" draw:style-name="dp1" draw:master-page-name="Default"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835cm" svg:height="2.295cm" draw:transform="skewX (0.000349065850399017) rotate (2.35706715481834) translate (10.047cm 9.672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line draw:style-name="gr14" draw:text-style-name="P7" draw:layer="layout" svg:x1="13.022cm" svg:y1="12.658cm" svg:x2="13.022cm" svg:y2="8.848cm">
            <text:p/>
          </draw:line>
          <draw:frame draw:style-name="gr15" draw:text-style-name="P8" draw:layer="layout" svg:width="5.457cm" svg:height="2.304cm" svg:x="13.577cm" svg:y="10.6cm">
            <draw:text-box>
              <text:p><text:span text:style-name="T2">E</text:span><text:span text:style-name="T3">anode_</text:span><text:span text:style-name="T3">cone</text:span></text:p>
            </draw:text-box>
          </draw:frame>
          <draw:line draw:style-name="gr12" draw:text-style-name="P7" draw:layer="layout" svg:x1="13.854cm" svg:y1="10.719cm" svg:x2="14.964cm" svg:y2="10.719cm">
            <text:p/>
          </draw:line>
        </draw:g>
        <draw:custom-shape draw:style-name="gr16" draw:text-style-name="P9" draw:layer="layout" svg:width="0.635cm" svg:height="0.635cm" svg:x="9.128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9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9.3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9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0.963cm" svg:x2="9.876cm" svg:y2="13.065cm">
          <text:p/>
        </draw:line>
        <draw:line draw:style-name="gr24" draw:text-style-name="P7" draw:layer="layout" svg:x1="0.948cm" svg:y1="9.778cm" svg:x2="8.695cm" svg:y2="9.651cm">
          <text:p/>
        </draw:line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polygon draw:style-name="gr2" draw:text-style-name="P2" draw:layer="layout" svg:width="0cm" svg:height="0cm" svg:x="11.034cm" svg:y="10.685cm" svg:viewBox="0 0 0 0" draw:points="0,0">
          <text:p/>
        </draw:polygon>
        <draw:polygon draw:style-name="gr2" draw:text-style-name="P2" draw:layer="layout" svg:width="0cm" svg:height="0cm" svg:x="11.035cm" svg:y="10.737cm" svg:viewBox="0 0 0 0" draw:points="0,0">
          <text:p/>
        </draw:polygon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custom-shape draw:style-name="gr22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544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449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54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73cm" svg:x2="8.751cm" svg:y2="5.173cm">
            <text:p/>
          </draw:line>
        </draw:g>
        <draw:custom-shape draw:style-name="gr28" draw:text-style-name="P12" draw:layer="layout" svg:width="5.207cm" svg:height="5.731cm" svg:x="0.365cm" svg:y="21.955cm">
          <text:p text:style-name="P14"><text:span text:style-name="T5">A</text:span><text:span text:style-name="T5">N</text:span><text:span text:style-name="T5">O</text:span><text:span text:style-name="T5">D</text:span><text:span text:style-name="T5">E</text:span><text:span text:style-name="T5"> </text:span></text:p>
          <text:p text:style-name="P14"><text:span text:style-name="T5">C</text:span><text:span text:style-name="T5">O</text:span><text:span text:style-name="T5">N</text:span><text:span text:style-name="T5">E</text:span></text:p>
          <text:p text:style-name="P14"><text:span text:style-name="T5">E</text:span><text:span text:style-name="T5">V</text:span><text:span text:style-name="T5">E</text:span><text:span text:style-name="T5">N</text:span><text:span text:style-name="T5">T</text:span><text:span text:style-name="T5"> </text:span></text:p>
          <text:p text:style-name="P14"><text:span text:style-name="T5">(</text:span><text:span text:style-name="T5">P</text:span><text:span text:style-name="T5">a</text:span><text:span text:style-name="T5">r</text:span><text:span text:style-name="T5">t</text:span><text:span text:style-name="T5"> </text:span><text:span text:style-name="T5">A</text:span><text:span text:style-name="T5">)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3" draw:text-style-name="P7" draw:layer="layout" svg:width="1.417cm" svg:height="3.893cm" draw:transform="skewX (0.000698131700797694) rotate (2.35724168774354) translate (10.567cm 13.54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line draw:style-name="gr14" draw:text-style-name="P7" draw:layer="layout" svg:x1="13.022cm" svg:y1="12.658cm" svg:x2="13.022cm" svg:y2="8.848cm">
            <text:p/>
          </draw:line>
          <draw:frame draw:style-name="gr15" draw:text-style-name="P8" draw:layer="layout" svg:width="5.457cm" svg:height="2.304cm" svg:x="13.577cm" svg:y="10.6cm">
            <draw:text-box>
              <text:p><text:span text:style-name="T2">E</text:span><text:span text:style-name="T3">anode_</text:span><text:span text:style-name="T3">cone</text:span></text:p>
            </draw:text-box>
          </draw:frame>
          <draw:line draw:style-name="gr12" draw:text-style-name="P7" draw:layer="layout" svg:x1="13.854cm" svg:y1="10.719cm" svg:x2="14.964cm" svg:y2="10.719cm">
            <text:p/>
          </draw:line>
        </draw:g>
        <draw:g>
          <draw:custom-shape draw:style-name="gr16" draw:text-style-name="P9" draw:layer="layout" svg:width="0.635cm" svg:height="0.635cm" svg:x="9.128cm" svg:y="1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128cm" svg:y="12.59cm">
            <text:p text:style-name="P4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928cm" svg:y="12.59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528cm" svg:y="13.09cm">
            <text:p text:style-name="P4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polygon draw:style-name="gr2" draw:text-style-name="P2" draw:layer="layout" svg:width="0cm" svg:height="0cm" svg:x="11.034cm" svg:y="10.685cm" svg:viewBox="0 0 0 0" draw:points="0,0">
          <text:p/>
        </draw:polygon>
        <draw:polygon draw:style-name="gr2" draw:text-style-name="P2" draw:layer="layout" svg:width="0cm" svg:height="0cm" svg:x="11.035cm" svg:y="10.737cm" svg:viewBox="0 0 0 0" draw:points="0,0">
          <text:p/>
        </draw:polygon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custom-shape draw:style-name="gr22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544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449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54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73cm" svg:x2="8.751cm" svg:y2="5.173cm">
            <text:p/>
          </draw:line>
        </draw:g>
        <draw:custom-shape draw:style-name="gr28" draw:text-style-name="P12" draw:layer="layout" svg:width="5.207cm" svg:height="5.731cm" svg:x="0.365cm" svg:y="21.955cm">
          <text:p text:style-name="P14"><text:span text:style-name="T5">ANODE </text:span></text:p>
          <text:p text:style-name="P14"><text:span text:style-name="T5">CONE</text:span></text:p>
          <text:p text:style-name="P14"><text:span text:style-name="T5">EVENT </text:span></text:p>
          <text:p text:style-name="P14"><text:span text:style-name="T5">(Part B)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3" draw:text-style-name="P7" draw:layer="layout" svg:width="1.389cm" svg:height="3.819cm" draw:transform="skewX (-0.00034906585039885) rotate (-0.785398163397448) translate (9.924cm 13.7cm)">
          <draw:image xlink:href="Pictures/1000000000000024000000635FFC0617ADD30F42.jpg" xlink:type="simple" xlink:show="embed" xlink:actuate="onLoad">
            <text:p/>
          </draw:image>
        </draw:frame>
        <draw:frame draw:style-name="gr13" draw:text-style-name="P7" draw:layer="layout" svg:width="0.559cm" svg:height="1.538cm" draw:transform="skewX (0.000698131700797766) rotate (-0.784176432921053) translate (7.59cm 13.0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4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96cm" svg:y1="11.667cm" svg:x2="7.96cm" svg:y2="13.065cm">
          <text:p/>
        </draw:line>
        <draw:custom-shape draw:style-name="gr29" draw:text-style-name="P12" draw:layer="layout" svg:width="4.572cm" svg:height="2.937cm" svg:x="0.365cm" svg:y="24.749cm">
          <text:p text:style-name="P11"><text:span text:style-name="T5">MUON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12.43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8.62cm" svg:y="11.92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8.112cm" svg:y="11.4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604cm" svg:y="10.9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1.761cm" svg:y1="14.463cm" svg:x2="11.761cm" svg:y2="13.117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at_co</text:span><text:span text:style-name="T3">n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frame draw:style-name="gr23" draw:text-style-name="P6" draw:layer="layout" svg:width="7.112cm" svg:height="2.159cm" svg:x="1.203cm" svg:y="4.354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73cm" svg:x2="8.751cm" svg:y2="5.173cm">
            <text:p/>
          </draw:line>
        </draw:g>
        <draw:g>
          <draw:custom-shape draw:style-name="gr22" draw:text-style-name="P13" draw:layer="layout" svg:width="1.536cm" svg:height="1.648cm" svg:x="5.818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1cm" svg:y="0.544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5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4cm" svg:y="2.449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line draw:style-name="gr14" draw:text-style-name="P7" draw:layer="layout" svg:x1="12.917cm" svg:y1="12.658cm" svg:x2="12.917cm" svg:y2="8.848cm">
            <text:p/>
          </draw:line>
          <draw:frame draw:style-name="gr15" draw:text-style-name="P8" draw:layer="layout" svg:width="5.457cm" svg:height="2.304cm" svg:x="13.472cm" svg:y="10.6cm">
            <draw:text-box>
              <text:p><text:span text:style-name="T2">E</text:span><text:span text:style-name="T3">anode_</text:span><text:span text:style-name="T3">cone</text:span></text:p>
            </draw:text-box>
          </draw:frame>
          <draw:line draw:style-name="gr12" draw:text-style-name="P7" draw:layer="layout" svg:x1="13.749cm" svg:y1="10.719cm" svg:x2="14.859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</draw:page>
      <draw:page draw:name="page10" draw:style-name="dp1" draw:master-page-name="Default">
        <draw:frame draw:style-name="gr13" draw:text-style-name="P7" draw:layer="layout" svg:width="1.389cm" svg:height="3.819cm" draw:transform="skewX (-0.00034906585039885) rotate (-0.785398163397448) translate (9.924cm 13.7cm)">
          <draw:image xlink:href="Pictures/1000000000000024000000635FFC0617ADD30F42.jpg" xlink:type="simple" xlink:show="embed" xlink:actuate="onLoad">
            <text:p/>
          </draw:image>
        </draw:frame>
        <draw:frame draw:style-name="gr13" draw:text-style-name="P7" draw:layer="layout" svg:width="0.559cm" svg:height="1.538cm" draw:transform="skewX (0.000698131700797766) rotate (-0.784176432921053) translate (7.59cm 13.0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4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96cm" svg:y1="11.667cm" svg:x2="7.96cm" svg:y2="13.065cm">
          <text:p/>
        </draw:line>
        <draw:custom-shape draw:style-name="gr29" draw:text-style-name="P12" draw:layer="layout" svg:width="4.572cm" svg:height="2.937cm" svg:x="0.365cm" svg:y="24.749cm">
          <text:p text:style-name="P11"><text:span text:style-name="T5">M</text:span><text:span text:style-name="T5">U</text:span><text:span text:style-name="T5">O</text:span><text:span text:style-name="T5">N</text:span></text:p>
          <text:p text:style-name="P11"><text:span text:style-name="T5">E</text:span><text:span text:style-name="T5">V</text:span><text:span text:style-name="T5">E</text:span><text:span text:style-name="T5">N</text:span><text:span text:style-name="T5">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9" draw:layer="layout" svg:width="0.635cm" svg:height="0.635cm" svg:x="9.128cm" svg:y="12.4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62cm" svg:y="11.9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112cm" svg:y="11.4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7.604cm" svg:y="10.9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7" draw:layer="layout" svg:x1="11.761cm" svg:y1="14.463cm" svg:x2="11.761cm" svg:y2="13.117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at_co</text:span><text:span text:style-name="T3">n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15" draw:text-style-name="P8" draw:layer="layout" svg:width="5.457cm" svg:height="2.783cm" svg:x="13.417cm" svg:y="10.6cm">
            <draw:text-box>
              <text:p text:style-name="P15">Eanode_cone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9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2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2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6cm" svg:y1="5.121cm" svg:x2="8.75cm" svg:y2="5.121cm">
            <text:p/>
          </draw:line>
        </draw:g>
      </draw:page>
      <draw:page draw:name="page11" draw:style-name="dp1" draw:master-page-name="Default">
        <draw:frame draw:style-name="gr13" draw:text-style-name="P7" draw:layer="layout" svg:width="0.595cm" svg:height="1.638cm" draw:transform="skewX (-0.000523598775598291) rotate (-0.785398163397449) translate (13.742cm 17.86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4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206cm 11.0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0" draw:text-style-name="P12" draw:layer="layout" svg:width="5.461cm" svg:height="3.953cm" svg:x="0.365cm" svg:y="23.733cm">
          <text:p text:style-name="P14"><text:span text:style-name="T5">MUON</text:span></text:p>
          <text:p text:style-name="P14"><text:span text:style-name="T5">EVENT </text:span></text:p>
          <text:p text:style-name="P14"><text:span text:style-name="T5">(vacuum)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9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2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2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6cm" svg:y1="5.121cm" svg:x2="8.75cm" svg:y2="5.121cm">
            <text:p/>
          </draw:line>
        </draw:g>
      </draw:page>
      <draw:page draw:name="page12" draw:style-name="dp1" draw:master-page-name="Default">
        <draw:frame draw:style-name="gr13" draw:text-style-name="P7" draw:layer="layout" svg:width="1.389cm" svg:height="3.819cm" draw:transform="skewX (-0.00034906585039885) rotate (-0.785398163397448) translate (9.925cm 13.70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4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96cm" svg:y1="11.667cm" svg:x2="7.96cm" svg:y2="13.065cm">
          <text:p/>
        </draw:lin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9" draw:layer="layout" svg:width="0.635cm" svg:height="0.635cm" svg:x="9.128cm" svg:y="12.4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62cm" svg:y="11.9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112cm" svg:y="11.4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7.604cm" svg:y="10.9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7" draw:layer="layout" svg:x1="11.761cm" svg:y1="14.463cm" svg:x2="11.761cm" svg:y2="13.117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at_co</text:span><text:span text:style-name="T3">n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15" draw:text-style-name="P8" draw:layer="layout" svg:width="5.457cm" svg:height="2.304cm" svg:x="13.417cm" svg:y="10.6cm">
            <draw:text-box>
              <text:p text:style-name="P15">E<text:span text:style-name="T9">anode_</text:span><text:span text:style-name="T9">con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12" draw:layer="layout" svg:width="4.826cm" svg:height="3.953cm" svg:x="0.365cm" svg:y="23.733cm">
          <text:p text:style-name="P14"><text:span text:style-name="T5">MUON</text:span></text:p>
          <text:p text:style-name="P14"><text:span text:style-name="T5">EVENT </text:span></text:p>
          <text:p text:style-name="P14"><text:span text:style-name="T5">(Part A)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9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2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2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6cm" svg:y1="5.121cm" svg:x2="8.75cm" svg:y2="5.121cm">
            <text:p/>
          </draw:line>
        </draw:g>
      </draw:page>
      <draw:page draw:name="page13" draw:style-name="dp1" draw:master-page-name="Default">
        <draw:frame draw:style-name="gr13" draw:text-style-name="P7" draw:layer="layout" svg:width="0.595cm" svg:height="1.637cm" draw:transform="skewX (-0.000698131700797621) rotate (2.35619449019234) translate (9.106cm 13.2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7.7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192cm" svg:y="18.2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7.2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6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8.112cm" svg:y="12.9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604cm" svg:y="12.4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43cm" svg:y1="18.526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at_co</text:span><text:span text:style-name="T3">n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15" draw:text-style-name="P8" draw:layer="layout" svg:width="5.457cm" svg:height="2.304cm" svg:x="13.417cm" svg:y="10.6cm">
            <draw:text-box>
              <text:p text:style-name="P15">E<text:span text:style-name="T9">anode_</text:span><text:span text:style-name="T9">con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custom-shape draw:style-name="gr31" draw:text-style-name="P12" draw:layer="layout" svg:width="4.826cm" svg:height="3.953cm" svg:x="0.365cm" svg:y="23.733cm">
          <text:p text:style-name="P14"><text:span text:style-name="T5">MUON</text:span></text:p>
          <text:p text:style-name="P14"><text:span text:style-name="T5">EVENT </text:span></text:p>
          <text:p text:style-name="P14"><text:span text:style-name="T5">(Part B)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29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2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2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6cm" svg:y1="5.121cm" svg:x2="8.75cm" svg:y2="5.121cm">
            <text:p/>
          </draw:line>
        </draw:g>
      </draw:page>
      <draw:page draw:name="page14" draw:style-name="dp1" draw:master-page-name="Default">
        <draw:frame draw:style-name="gr32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559cm" svg:height="1.538cm" draw:transform="skewX (0.000698131700797766) rotate (-0.784176432921053) translate (13.39cm 16.741cm)">
          <draw:image xlink:href="Pictures/1000000000000024000000635FFC0617ADD30F42.jpg" xlink:type="simple" xlink:show="embed" xlink:actuate="onLoad">
            <text:p/>
          </draw:image>
        </draw:frame>
        <draw:custom-shape draw:style-name="gr29" draw:text-style-name="P12" draw:layer="layout" svg:width="4.572cm" svg:height="2.937cm" svg:x="0.365cm" svg:y="24.749cm">
          <text:p text:style-name="P11"><text:span text:style-name="T5">S1 S2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668cm" svg:y="16.3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95cm" svg:y1="14.969cm" svg:x2="12.195cm" svg:y2="13.115cm">
          <text:p/>
        </draw:line>
        <draw:g>
          <draw:frame draw:style-name="gr33" draw:text-style-name="P8" draw:layer="layout" svg:width="3.123cm" svg:height="2.228cm" svg:x="14.525cm" svg:y="16.521cm">
            <draw:text-box>
              <text:p><text:span text:style-name="T2">E</text:span><text:span text:style-name="T10">corner</text:span></text:p>
            </draw:text-box>
          </draw:frame>
          <draw:line draw:style-name="gr12" draw:text-style-name="P7" draw:layer="layout" svg:x1="14.779cm" svg:y1="16.64cm" svg:x2="15.795cm" svg:y2="16.64cm">
            <text:p/>
          </draw:line>
        </draw:g>
        <draw:line draw:style-name="gr14" draw:text-style-name="P7" draw:layer="layout" svg:x1="13.379cm" svg:y1="15.284cm" svg:x2="14.529cm" svg:y2="16.434cm">
          <text:p/>
        </draw:line>
        <draw:line draw:style-name="gr18" draw:text-style-name="P7" draw:layer="layout" svg:x1="13.571cm" svg:y1="16.442cm" svg:x2="12.242cm" svg:y2="15.113cm">
          <text:p/>
        </draw:line>
        <draw:line draw:style-name="gr24" draw:text-style-name="P7" draw:layer="layout" svg:x1="15.732cm" svg:y1="22.463cm" svg:x2="14.208cm" svg:y2="17.256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2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21cm" svg:x2="8.751cm" svg:y2="5.121cm">
            <text:p/>
          </draw:line>
        </draw:g>
      </draw:page>
      <draw:page draw:name="page15" draw:style-name="dp1" draw:master-page-name="Default"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559cm" svg:height="1.538cm" draw:transform="skewX (0.000698131700797766) rotate (-0.784176432921053) translate (13.39cm 16.741cm)">
          <draw:image xlink:href="Pictures/1000000000000024000000635FFC0617ADD30F42.jpg" xlink:type="simple" xlink:show="embed" xlink:actuate="onLoad">
            <text:p/>
          </draw:image>
        </draw:frame>
        <draw:custom-shape draw:style-name="gr17" draw:text-style-name="P9" draw:layer="layout" svg:width="0.635cm" svg:height="0.635cm" svg:x="13.668cm" svg:y="16.3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3" draw:text-style-name="P8" draw:layer="layout" svg:width="3.123cm" svg:height="2.228cm" svg:x="14.525cm" svg:y="16.521cm">
            <draw:text-box>
              <text:p><text:span text:style-name="T2">E</text:span><text:span text:style-name="T10">corner</text:span></text:p>
            </draw:text-box>
          </draw:frame>
          <draw:line draw:style-name="gr12" draw:text-style-name="P7" draw:layer="layout" svg:x1="14.779cm" svg:y1="16.64cm" svg:x2="15.795cm" svg:y2="16.64cm">
            <text:p/>
          </draw:line>
        </draw:g>
        <draw:line draw:style-name="gr14" draw:text-style-name="P7" draw:layer="layout" svg:x1="13.379cm" svg:y1="15.284cm" svg:x2="14.529cm" svg:y2="16.434cm">
          <text:p/>
        </draw:line>
        <draw:line draw:style-name="gr18" draw:text-style-name="P7" draw:layer="layout" svg:x1="13.571cm" svg:y1="16.442cm" svg:x2="12.242cm" svg:y2="15.113cm">
          <text:p/>
        </draw:line>
        <draw:line draw:style-name="gr24" draw:text-style-name="P7" draw:layer="layout" svg:x1="15.732cm" svg:y1="22.463cm" svg:x2="14.208cm" svg:y2="17.256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2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21cm" svg:x2="8.751cm" svg:y2="5.121cm">
            <text:p/>
          </draw:line>
        </draw:g>
        <draw:custom-shape draw:style-name="gr31" draw:text-style-name="P12" draw:layer="layout" svg:width="4.826cm" svg:height="3.953cm" svg:x="0.365cm" svg:y="23.733cm">
          <text:p text:style-name="P14"><text:span text:style-name="T5">S1 S2</text:span></text:p>
          <text:p text:style-name="P14"><text:span text:style-name="T5">EVENT </text:span></text:p>
          <text:p text:style-name="P14"><text:span text:style-name="T5">(Part A)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frame draw:style-name="gr32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custom-shape draw:style-name="gr17" draw:text-style-name="P10" draw:layer="layout" svg:width="0.635cm" svg:height="0.635cm" svg:x="11.868cm" svg:y="14.77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95cm" svg:y1="14.969cm" svg:x2="12.195cm" svg:y2="13.115cm">
          <text:p/>
        </draw:line>
        <draw:g>
          <draw:frame draw:style-name="gr33" draw:text-style-name="P8" draw:layer="layout" svg:width="3.123cm" svg:height="2.228cm" svg:x="14.525cm" svg:y="16.521cm">
            <draw:text-box>
              <text:p><text:span text:style-name="T2">E</text:span><text:span text:style-name="T10">corner</text:span></text:p>
            </draw:text-box>
          </draw:frame>
          <draw:line draw:style-name="gr12" draw:text-style-name="P7" draw:layer="layout" svg:x1="14.779cm" svg:y1="16.64cm" svg:x2="15.795cm" svg:y2="16.64cm">
            <text:p/>
          </draw:line>
        </draw:g>
        <draw:line draw:style-name="gr14" draw:text-style-name="P7" draw:layer="layout" svg:x1="13.379cm" svg:y1="15.284cm" svg:x2="14.529cm" svg:y2="16.434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2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492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397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02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21cm" svg:x2="8.751cm" svg:y2="5.121cm">
            <text:p/>
          </draw:line>
        </draw:g>
        <draw:custom-shape draw:style-name="gr31" draw:text-style-name="P12" draw:layer="layout" svg:width="4.826cm" svg:height="3.953cm" svg:x="0.365cm" svg:y="23.733cm">
          <text:p text:style-name="P14"><text:span text:style-name="T5">S1 S2</text:span></text:p>
          <text:p text:style-name="P14"><text:span text:style-name="T5">EVEN</text:span><text:span text:style-name="T5">T </text:span></text:p>
          <text:p text:style-name="P14"><text:span text:style-name="T5">(Part </text:span><text:span text:style-name="T5">B)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frame draw:style-name="gr32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126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76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76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926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3.0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94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11.868cm" svg:y="14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76cm" svg:y1="14.208cm" svg:x2="12.195cm" svg:y2="13.115cm">
          <text:p/>
        </draw:line>
        <draw:custom-shape draw:style-name="gr17" draw:text-style-name="P9" draw:layer="layout" svg:width="0.635cm" svg:height="0.635cm" svg:x="11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6" draw:layer="layout" svg:width="4.926cm" svg:height="2.783cm" svg:x="0.269cm" svg:y="10.428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9cm" svg:y1="11.825cm" svg:x2="7.354cm" svg:y2="13.095cm">
            <text:p/>
          </draw:line>
        </draw:g>
        <draw:g>
          <draw:frame draw:style-name="gr6" draw:text-style-name="P6" draw:layer="layout" svg:width="5.334cm" svg:height="2.783cm" svg:x="0.204cm" svg:y="15.138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2cm" svg:y1="16.524cm" svg:x2="7.227cm" svg:y2="15.254cm">
            <text:p/>
          </draw:line>
        </draw:g>
        <draw:g>
          <draw:line draw:style-name="gr10" draw:text-style-name="P7" draw:layer="layout" svg:x1="13.668cm" svg:y1="13.556cm" svg:x2="13.668cm" svg:y2="15.08cm">
            <text:p/>
          </draw:line>
          <draw:frame draw:style-name="gr11" draw:text-style-name="P8" draw:layer="layout" svg:width="2.667cm" svg:height="1.517cm" svg:x="14.176cm" svg:y="13.436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4.43cm" svg:y1="13.556cm" svg:x2="15.446cm" svg:y2="13.556cm">
            <text:p/>
          </draw:line>
        </draw:g>
        <draw:g>
          <draw:custom-shape draw:style-name="gr22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544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449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54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73cm" svg:x2="8.751cm" svg:y2="5.173cm">
            <text:p/>
          </draw:line>
        </draw:g>
        <draw:custom-shape draw:style-name="gr31" draw:text-style-name="P12" draw:layer="layout" svg:width="4.826cm" svg:height="3.953cm" svg:x="0.365cm" svg:y="23.785cm">
          <text:p text:style-name="P14"><text:span text:style-name="T5">WIRE</text:span></text:p>
          <text:p text:style-name="P14"><text:span text:style-name="T5">EVEN</text:span><text:span text:style-name="T5">T </text:span></text:p>
          <text:p text:style-name="P14"><text:span text:style-name="T5"/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frame draw:style-name="gr32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126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76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76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926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3.0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94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11.868cm" svg:y="14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76cm" svg:y1="14.208cm" svg:x2="12.195cm" svg:y2="13.115cm">
          <text:p/>
        </draw:line>
        <draw:custom-shape draw:style-name="gr17" draw:text-style-name="P9" draw:layer="layout" svg:width="0.635cm" svg:height="0.635cm" svg:x="11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6" draw:layer="layout" svg:width="4.926cm" svg:height="2.783cm" svg:x="0.269cm" svg:y="10.428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79cm" svg:y1="11.825cm" svg:x2="7.354cm" svg:y2="13.095cm">
            <text:p/>
          </draw:line>
        </draw:g>
        <draw:g>
          <draw:frame draw:style-name="gr6" draw:text-style-name="P6" draw:layer="layout" svg:width="5.334cm" svg:height="2.783cm" svg:x="0.204cm" svg:y="15.138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2cm" svg:y1="16.524cm" svg:x2="7.227cm" svg:y2="15.254cm">
            <text:p/>
          </draw:line>
        </draw:g>
        <draw:g>
          <draw:line draw:style-name="gr10" draw:text-style-name="P7" draw:layer="layout" svg:x1="13.668cm" svg:y1="13.556cm" svg:x2="13.668cm" svg:y2="15.08cm">
            <text:p/>
          </draw:line>
          <draw:frame draw:style-name="gr11" draw:text-style-name="P8" draw:layer="layout" svg:width="2.667cm" svg:height="1.517cm" svg:x="14.176cm" svg:y="13.436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4.43cm" svg:y1="13.556cm" svg:x2="15.446cm" svg:y2="13.556cm">
            <text:p/>
          </draw:line>
        </draw:g>
        <draw:g>
          <draw:custom-shape draw:style-name="gr22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cm" svg:y="0.544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3cm" svg:y="2.449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3cm" svg:y="4.354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7cm" svg:y1="5.173cm" svg:x2="8.751cm" svg:y2="5.173cm">
            <text:p/>
          </draw:line>
        </draw:g>
        <draw:custom-shape draw:style-name="gr31" draw:text-style-name="P12" draw:layer="layout" svg:width="4.826cm" svg:height="3.953cm" svg:x="0.365cm" svg:y="23.785cm">
          <text:p text:style-name="P14"><text:span text:style-name="T5">W</text:span><text:span text:style-name="T5">I</text:span><text:span text:style-name="T5">R</text:span><text:span text:style-name="T5">E</text:span></text:p>
          <text:p text:style-name="P14"><text:span text:style-name="T5">E</text:span><text:span text:style-name="T5">V</text:span><text:span text:style-name="T5">E</text:span><text:span text:style-name="T5">N</text:span><text:span text:style-name="T5">T</text:span><text:span text:style-name="T5"> </text:span></text:p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2.159cm" svg:height="2.794cm" svg:x="11.033cm" svg:y="12.811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frame draw:style-name="gr32" draw:text-style-name="P7" draw:layer="layout" svg:width="1.947cm" svg:height="5.359cm" draw:transform="skewX (0.000174532925199253) rotate (-2.35619449019234) translate (13.785cm 16.982cm)">
          <draw:image xlink:href="Pictures/1000000000000024000000635FFC0617ADD30F42.jpg" xlink:type="simple" xlink:show="embed" xlink:actuate="onLoad">
            <text:p/>
          </draw:image>
        </draw:frame>
        <draw:frame draw:style-name="gr32" draw:text-style-name="P7" draw:layer="layout" svg:width="1.947cm" svg:height="5.359cm" draw:transform="skewX (0.000174532925199253) rotate (-2.35619449019234) translate (13.785cm 11.394cm)">
          <draw:image xlink:href="Pictures/1000000000000024000000635FFC0617ADD30F42.jpg" xlink:type="simple" xlink:show="embed" xlink:actuate="onLoad">
            <text:p/>
          </draw:image>
        </draw:frame>
        <draw:frame draw:style-name="gr32" draw:text-style-name="P7" draw:layer="layout" svg:width="1.947cm" svg:height="5.359cm" draw:transform="skewX (0.000174532925199253) rotate (-2.35619449019234) translate (13.785cm 14.188cm)">
          <draw:image xlink:href="Pictures/1000000000000024000000635FFC0617ADD30F42.jpg" xlink:type="simple" xlink:show="embed" xlink:actuate="onLoad">
            <text:p/>
          </draw:image>
        </draw:frame>
        <draw:line draw:style-name="gr35" draw:text-style-name="P7" draw:layer="layout" svg:x1="0cm" svg:y1="22.175cm" svg:x2="21.59cm" svg:y2="22.175cm">
          <text:p/>
        </draw:line>
        <draw:line draw:style-name="gr35" draw:text-style-name="P7" draw:layer="layout" svg:x1="0cm" svg:y1="6.275cm" svg:x2="21.59cm" svg:y2="6.275cm">
          <text:p/>
        </draw:line>
        <draw:custom-shape draw:style-name="gr36" draw:text-style-name="P18" draw:layer="layout" svg:width="16.891cm" svg:height="23.368cm" svg:x="2.397cm" svg:y="2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984cm" svg:y="21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5.068cm" svg:y="20.0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7" draw:layer="layout" svg:x1="16.468cm" svg:y1="13.556cm" svg:x2="16.468cm" svg:y2="15.08cm">
            <text:p/>
          </draw:line>
          <draw:frame draw:style-name="gr11" draw:text-style-name="P8" draw:layer="layout" svg:width="2.667cm" svg:height="1.517cm" svg:x="16.976cm" svg:y="13.436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7.23cm" svg:y1="13.556cm" svg:x2="18.246cm" svg:y2="13.556cm">
            <text:p/>
          </draw:line>
        </draw:g>
        <draw:custom-shape draw:style-name="gr31" draw:text-style-name="P12" draw:layer="layout" svg:width="4.826cm" svg:height="3.953cm" svg:x="0.365cm" svg:y="23.785cm">
          <text:p text:style-name="P14"><text:span text:style-name="T5">W</text:span><text:span text:style-name="T5">I</text:span><text:span text:style-name="T5">R</text:span><text:span text:style-name="T5">E</text:span></text:p>
          <text:p text:style-name="P14"><text:span text:style-name="T5">E</text:span><text:span text:style-name="T5">V</text:span><text:span text:style-name="T5">E</text:span><text:span text:style-name="T5">N</text:span><text:span text:style-name="T5">T</text:span><text:span text:style-name="T5"> </text:span></text:p>
          <text:p text:style-name="P14"><text:span text:style-name="T5">(</text:span><text:span text:style-name="T5">z</text:span><text:span text:style-name="T5">o</text:span><text:span text:style-name="T5">o</text:span><text:span text:style-name="T5">m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4.238cm" svg:y1="19.515cm" svg:x2="14.238cm" svg:y2="6.207cm">
          <text:p/>
        </draw:line>
        <draw:line draw:style-name="gr18" draw:text-style-name="P7" draw:layer="layout" svg:x1="14.619cm" svg:y1="21.828cm" svg:x2="15.254cm" svg:y2="20.685cm">
          <text:p/>
        </draw:line>
        <draw:custom-shape draw:style-name="gr17" draw:text-style-name="P9" draw:layer="layout" svg:width="0.635cm" svg:height="0.635cm" svg:x="12.729cm" svg:y="20.20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3.922cm" svg:y1="21.82cm" svg:x2="13.199cm" svg:y2="20.924cm">
          <text:p/>
        </draw:line>
        <draw:custom-shape draw:style-name="gr17" draw:text-style-name="P9" draw:layer="layout" svg:width="0.635cm" svg:height="0.635cm" svg:x="13.984cm" svg:y="19.80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4.238cm" svg:y1="21.563cm" svg:x2="14.238cm" svg:y2="20.485cm">
          <text:p/>
        </draw:line>
        <draw:line draw:style-name="gr18" draw:text-style-name="P7" draw:layer="layout" svg:x1="15.438cm" svg:y1="19.756cm" svg:x2="15.381cm" svg:y2="6.207cm">
          <text:p/>
        </draw:line>
        <draw:line draw:style-name="gr18" draw:text-style-name="P7" draw:layer="layout" svg:x1="13.038cm" svg:y1="19.956cm" svg:x2="13.038cm" svg:y2="7.383cm">
          <text:p/>
        </draw:line>
        <draw:line draw:style-name="gr18" draw:text-style-name="P7" draw:layer="layout" svg:x1="12.763cm" svg:y1="7.26cm" svg:x2="12.04cm" svg:y2="6.364cm">
          <text:p/>
        </draw:line>
        <draw:line draw:style-name="gr18" draw:text-style-name="P7" draw:layer="layout" svg:x1="13.28cm" svg:y1="7.569cm" svg:x2="13.915cm" svg:y2="6.426cm">
          <text:p/>
        </draw:line>
        <draw:frame draw:style-name="gr37" draw:text-style-name="P6" draw:layer="layout" svg:width="7.52cm" svg:height="1.651cm" svg:x="4.456cm" svg:y="20.304cm">
          <draw:text-box>
            <text:p><text:span text:style-name="T1">electr</text:span><text:span text:style-name="T1">on </text:span><text:span text:style-name="T1">gain </text:span></text:p>
          </draw:text-box>
        </draw:frame>
        <draw:line draw:style-name="gr9" draw:text-style-name="P7" draw:layer="layout" svg:x1="11.668cm" svg:y1="21.193cm" svg:x2="12.811cm" svg:y2="21.574cm">
          <text:p/>
        </draw:line>
        <draw:frame draw:style-name="gr37" draw:text-style-name="P6" draw:layer="layout" svg:width="7.52cm" svg:height="1.651cm" svg:x="6.157cm" svg:y="12.405cm">
          <draw:text-box>
            <text:p><text:span text:style-name="T1">EL </text:span></text:p>
          </draw:text-box>
        </draw:frame>
        <draw:line draw:style-name="gr9" draw:text-style-name="P7" draw:layer="layout" svg:x1="7.985cm" svg:y1="13.065cm" svg:x2="9.128cm" svg:y2="13.446cm">
          <text:p/>
        </draw:line>
        <draw:frame draw:style-name="gr37" draw:text-style-name="P6" draw:layer="layout" svg:width="7.52cm" svg:height="1.651cm" svg:x="4.458cm" svg:y="6.806cm">
          <draw:text-box>
            <text:p><text:span text:style-name="T1">electr</text:span><text:span text:style-name="T1">on </text:span><text:span text:style-name="T1">gain </text:span></text:p>
          </draw:text-box>
        </draw:frame>
        <draw:line draw:style-name="gr9" draw:text-style-name="P7" draw:layer="layout" svg:x1="11.668cm" svg:y1="7.604cm" svg:x2="12.684cm" svg:y2="7.477cm">
          <text:p/>
        </draw:line>
      </draw:page>
      <draw:page draw:name="page20" draw:style-name="dp1" draw:master-page-name="Default">
        <draw:frame draw:style-name="gr32" draw:text-style-name="P7" draw:layer="layout" svg:width="1.945cm" svg:height="5.354cm" draw:transform="skewX (0.000174532925199485) rotate (2.33158534773922) translate (7.447cm 14.96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4cm" svg:y="15.178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8cm" svg:y="21.528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8cm 6.928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4cm" svg:y="6.978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5cm" svg:y="13.092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5cm" svg:y="14.992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5.868cm" svg:y="14.6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6.201cm" svg:y1="14.335cm" svg:x2="6.201cm" svg:y2="13.315cm">
          <text:p/>
        </draw:line>
        <draw:custom-shape draw:style-name="gr17" draw:text-style-name="P9" draw:layer="layout" svg:width="0.635cm" svg:height="0.635cm" svg:x="5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6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4.572cm" svg:height="3.953cm" svg:x="0.365cm" svg:y="23.733cm">
          <text:p text:style-name="P11"><text:span text:style-name="T5">RING</text:span></text:p>
          <text:p text:style-name="P11"><text:span text:style-name="T5">EVENT</text:span></text:p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g>
          <draw:frame draw:style-name="gr6" draw:text-style-name="P6" draw:layer="layout" svg:width="4.926cm" svg:height="2.783cm" svg:x="0.27cm" svg:y="10.48cm">
            <draw:text-box>
              <text:p><text:span text:style-name="T1">anodi</text:span><text:span text:style-name="T1">c grid</text:span></text:p>
            </draw:text-box>
          </draw:frame>
          <draw:line draw:style-name="gr9" draw:text-style-name="P7" draw:layer="layout" svg:x1="4.18cm" svg:y1="11.877cm" svg:x2="7.355cm" svg:y2="13.147cm">
            <text:p/>
          </draw:line>
        </draw:g>
        <draw:g>
          <draw:frame draw:style-name="gr6" draw:text-style-name="P6" draw:layer="layout" svg:width="5.334cm" svg:height="2.783cm" svg:x="0.205cm" svg:y="15.19cm">
            <draw:text-box>
              <text:p><text:span text:style-name="T1">catho</text:span><text:span text:style-name="T1">dic </text:span><text:span text:style-name="T1">grid</text:span></text:p>
            </draw:text-box>
          </draw:frame>
          <draw:line draw:style-name="gr9" draw:text-style-name="P7" draw:layer="layout" svg:x1="5.323cm" svg:y1="16.576cm" svg:x2="7.228cm" svg:y2="15.306cm">
            <text:p/>
          </draw:line>
        </draw:g>
        <draw:g>
          <draw:line draw:style-name="gr10" draw:text-style-name="P7" draw:layer="layout" svg:x1="13.669cm" svg:y1="13.608cm" svg:x2="13.669cm" svg:y2="15.132cm">
            <text:p/>
          </draw:line>
          <draw:frame draw:style-name="gr11" draw:text-style-name="P8" draw:layer="layout" svg:width="2.667cm" svg:height="1.517cm" svg:x="14.177cm" svg:y="13.488cm">
            <draw:text-box>
              <text:p><text:span text:style-name="T2">E</text:span><text:span text:style-name="T3">EL</text:span></text:p>
            </draw:text-box>
          </draw:frame>
          <draw:line draw:style-name="gr12" draw:text-style-name="P7" draw:layer="layout" svg:x1="14.431cm" svg:y1="13.608cm" svg:x2="15.447cm" svg:y2="13.608cm">
            <text:p/>
          </draw:line>
        </draw:g>
        <draw:g>
          <draw:custom-shape draw:style-name="gr22" draw:text-style-name="P13" draw:layer="layout" svg:width="1.536cm" svg:height="1.648cm" svg:x="5.818cm" svg:y="0.45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6" draw:layer="layout" svg:width="7.112cm" svg:height="2.159cm" svg:x="1.131cm" svg:y="0.596cm">
            <draw:text-box>
              <text:p><text:span text:style-name="T1">electr</text:span><text:span text:style-name="T1">o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5cm 4.013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3" draw:text-style-name="P6" draw:layer="layout" svg:width="7.112cm" svg:height="2.159cm" svg:x="1.204cm" svg:y="2.501cm">
              <draw:text-box>
                <text:p><text:span text:style-name="T1">photo</text:span><text:span text:style-name="T1">n</text:span></text:p>
              </draw:text-box>
            </draw:frame>
          </draw:g>
        </draw:g>
        <draw:g>
          <draw:frame draw:style-name="gr23" draw:text-style-name="P6" draw:layer="layout" svg:width="7.112cm" svg:height="2.159cm" svg:x="1.204cm" svg:y="4.406cm">
            <draw:text-box>
              <text:p><text:span text:style-name="T1">particl</text:span><text:span text:style-name="T1">e</text:span></text:p>
            </draw:text-box>
          </draw:frame>
          <draw:line draw:style-name="gr25" draw:text-style-name="P7" draw:layer="layout" svg:x1="5.448cm" svg:y1="5.225cm" svg:x2="8.752cm" svg:y2="5.2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21:02:15.887497022</meta:creation-date>
    <dc:date>2018-06-16T16:45:10.070374219</dc:date>
    <meta:editing-duration>PT8H25M12S</meta:editing-duration>
    <meta:editing-cycles>29</meta:editing-cycles>
    <meta:generator>LibreOffice/5.1.6.2$Linux_X86_64 LibreOffice_project/10m0$Build-2</meta:generator>
    <meta:document-statistic meta:object-count="862"/>
  </office:meta>
</office:document-meta>
</file>